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paragraph-properties fo:margin-left="1.251cm" fo:margin-right="0cm" fo:text-indent="0cm" style:auto-text-indent="false"/>
      <style:text-properties style:text-underline-style="none" fo:font-weight="normal" style:font-weight-asian="normal" style:font-weight-complex="normal"/>
    </style:style>
    <style:style style:name="P7" style:family="paragraph" style:parent-style-name="Standard">
      <style:paragraph-properties fo:margin-left="0cm" fo:margin-right="0cm" fo:text-indent="0cm" style:auto-text-indent="false"/>
      <style:text-properties style:text-underline-style="none" fo:font-weight="normal" style:font-weight-asian="normal" style:font-weight-complex="normal"/>
    </style:style>
    <style:style style:name="T1" style:family="text">
      <style:text-properties style:font-name="Times New Roman1"/>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twicklung einer dezentralen Android App zur Unterstützung der Hausaufgaben von Schülern und Schülerinnen</text:p>
      <text:p text:style-name="P1"/>
      <text:p text:style-name="P1">Definition eines dezentralen Systems:</text:p>
      <text:p text:style-name="P2"/>
      <text:p text:style-name="P2">Ist die Hausaufgaben App ein dezentrales System oder ein verteiltes System?</text:p>
      <text:p text:style-name="P5"/>
      <text:p text:style-name="P6"><text:span text:style-name="T1">»</text:span>Ein verteiltes System ist eine Ansammlung unabhängiger Computer, die den Benutzern wie ein einzelnes kohärentes System erscheint.<text:span text:style-name="T1">«</text:span><text:span text:style-name="T1"><text:note text:id="ftn0" text:note-class="footnote"><text:note-citation>1</text:note-citation><text:note-body><text:p text:style-name="Footnote">Tanenbaum, Andrew S., Maarten van Steen: Verteilte Systeme. <text:span text:style-name="T2">Nachbessern</text:span></text:p></text:note-body></text:note></text:span></text:p>
      <text:p text:style-name="P6"><text:span text:style-name="T1"/></text:p>
      <text:p text:style-name="P7"><text:span text:style-name="T1">Die Hausaufgaben App ist ein </text:span></text:p>
      <text:p text:style-name="P7"><text:span text:style-name="T1"/></text:p>
      <text:p text:style-name="P5"/>
      <text:p text:style-name="P2">Was ist der Unterschied zwischen einem dezentralen System und einem verteilten System?</text:p>
      <text:p text:style-name="P2">Was ermöglicht die Dezentralität oder Verteiltheit des Systems? </text:p>
      <text:p text:style-name="P2"/>
      <text:p text:style-name="P1">Gruppen in einem dezentralen System:</text:p>
      <text:p text:style-name="P2"/>
      <text:p text:style-name="P2">Was unterscheidet Gruppen in dezentralen oder verteilten Systemen von z.B. sozialen Gruppen unserer Umwelt?</text:p>
      <text:p text:style-name="P2">Sind dezentrale oder verteilte Gruppen Real?</text:p>
      <text:p text:style-name="P2">Wo treffen wir auf dezentrale oder verteilte Gruppen in der Realität? </text:p>
      <text:p text:style-name="P2"/>
      <text:p text:style-name="P1">Definition von SharkNet und von SharkFW:</text:p>
      <text:p text:style-name="P2"/>
      <text:p text:style-name="P2">Ist die Hausaufgaben App ein Teil von SharkNet?</text:p>
      <text:p text:style-name="P2"/>
      <text:p text:style-name="P5">Die Hausaufgaben App ist eine konkrete Implementierung von SharkNet. Die Funktionalitäten und Eigenschaften der App wurden dem SharkNet angepasst. SharkNet ist die Basis des Systems und ermöglicht eine Dezentralisierung der Datenspeicherung und der Anwendungsprogramme. SharkNet wiederum wurde auf Basis des SharkFW(Shark Framework) entwickelt. Shark ist ein zusammengesetztes aus den Worten Teilen(Shared) und Wissen(Knowledge). Das SharkFW ist ein pur dezentrales Peer-to-Peer System. Dezentral im Sinne von Shark bedeutet, das System ist an keinen konkreten Ort oder an einen konkreten Computer gebunden. Shark verteilt seine Informationen ohne Server und ohne Internet, direkt von einem Endgerät zum anderen Endgerät(Peer-to-Peer). Wifi-Direct oder Bluetooth??? sind die Techniken die für die dezentrale Kommuniktaion verwendet werden. Shark ist ein pur dezentrales System, welches Informationen zwichen Peers(Knoten oder Endgeräte) verteilt. Könnte SharkFW dann auch als verteiltes System bezeichnet werden? SharkNet ist eine Anwendung, die auf Basis des SharkFW, eine dezentrale Plattform für Soziale Medien implementiert. Teil des SharkNet sind Anwendungen die den Anschein eines Social Webs erwecken. Der unterschied eines Social Webs nach Definition „Anja Ebersbach“ und dem SharkNet Social Web, ist die Beschaffenheit des Webs. Anja Ebersbach definiert das Social Web als eine Ansammlung von Anwendungen, z.B. Mikroblogs, Wiki-Plattformen, Foren und Medien(Facebook?!). Diese Anwendungen verteilen Informationen weltweit über das Internet. Die Organisation, der einzelnen Anwendungen, wird von Servern an zentralen Orten durchgeführt, darum bezeichen wir es fortan als „Zentrales“ Social Web. SharkNet ist auch eine Ansammlung von Anwendungen die die zwischenmenschliche Kommunikation auf die Technische Ebene verlagert. Im Gegensatz zum Social Web findet die Verteilung der Informationen, also die Kommunikation, ohne Server und ohne Internet statt, deshalb kann SharkNet als Abbildung eines „Dezentrales“ Social Webs bezeichnet werden. Veranschaulichen wir die Beschaffenheit des Netzes(Webs) <text:s/>für das Zentrale und das Dezentrale Social Web. Ein Zentrales Soziales Netz besteht <text:soft-page-break/>aus </text:p>
      <text:p text:style-name="P2"/>
      <text:p text:style-name="P2">Was ist SharkNet und was ist SharkFW?</text:p>
      <text:p text:style-name="P2">Was sind die Merkmale von SharkNet und SharkFW?</text:p>
      <text:p text:style-name="P2">Wie hängt die Hausaufgaben App mit SharkNet und SharkFW zusammen?</text:p>
      <text:p text:style-name="P2"/>
      <text:p text:style-name="P1">Ziele bei der Entwicklung einer dezentralen Hausaufgaben App:</text:p>
      <text:p text:style-name="P2"/>
      <text:p text:style-name="P2">Die Benutzbarkeit der App muss auf die Zielgruppe(Schüler/Schülerinnen der 5. bis 13. Klasse) angepasst werden!</text:p>
      <text:p text:style-name="P2">Wie kann die Benutzbarkeit der App auf Zielgruppen angepasst werden?</text:p>
      <text:p text:style-name="P2">Was erreicht man mit der Anpassung der Benutzbarkeit an die Zielgruppe?</text:p>
      <text:p text:style-name="P2">Was könnte passieren, wenn man dieses Ziel vernachlässigen würde?</text:p>
      <text:p text:style-name="P2"/>
      <text:p text:style-name="P2">Die Hausaufgaben App soll eine Unterstützung der Hausaufgaben sein!</text:p>
      <text:p text:style-name="P2">In welcher Form Unterstützt die App die Hausaufgaben der Schüler/Schülerinnen?</text:p>
      <text:p text:style-name="P2">Ist diese Hausaufgaben App ein Schritt hin zur Abschaffung der Hausaufgaben?</text:p>
      <text:p text:style-name="P2">Wird manchen Schülern/Schülerinnen somit nicht die Arbeit komplett abgenommen?</text:p>
      <text:p text:style-name="P2">Wo hört die Organisationshilfe auf und wo fängt die Mechanisierung des Schulalltages an?</text:p>
      <text:p text:style-name="P2">Wenn die Hausaufgaben App Unterstützende Eigenschaften aufweist, weist sie dann auch Lernchancen auf?</text:p>
      <text:p text:style-name="P2">Wie kann die Hausaufgaben App Schlüsselkompetenzen der Schülerinnen und Schüler fördern?</text:p>
      <text:p text:style-name="P2">Welche Schlüsselkompetenz können durch die Hausaufgaben App gefördert werden?</text:p>
      <text:p text:style-name="P2">Was sind Schlüsselkompetenzen?</text:p>
      <text:p text:style-name="P2"/>
      <text:p text:style-name="P2">SharkNet soll die Basis für die Hausaufgaben App sein!</text:p>
      <text:p text:style-name="P2">Warum soll SharkNet die Basis für die Hausaufgaben App sein?</text:p>
      <text:p text:style-name="P2">Was wird dadurch ermöglicht?</text:p>
      <text:p text:style-name="P2">Was sind die Vor- und Nachteile dieser Basis und damit auch der Dezentralität und Verteiltheit?</text:p>
      <text:p text:style-name="P2"/>
      <text:p text:style-name="P2"/>
      <text:p text:style-name="P2"/>
      <text:p text:style-name="P2"/>
      <text:p text:style-name="P1">Entwicklungsprozess der Hausaufgaben App:</text:p>
      <text:p text:style-name="P2"/>
      <text:p text:style-name="P2">Wie beginnt die Entwicklung einer Software?</text:p>
      <text:p text:style-name="P2">Welche Phasen durchläuft die Softwareentwicklung?</text:p>
      <text:p text:style-name="P2">Durchläuft die Hausaufgaben App den Prozess <text:s/>der Softwareentwicklung linear oder dynamisch?</text:p>
      <text:p text:style-name="P2">Welche Schritte der Softwareentwicklung werden einmalig durchgeführt und welche werden wiederholt durchgeführt?</text:p>
      <text:p text:style-name="P2">Was muss man bei der Softwareentwicklung beachten?</text:p>
      <text:p text:style-name="P2">Wozu ist die Softwareentwicklung gut?</text:p>
      <text:p text:style-name="P2">Was sind die wirtschaftlichen Vorteile der Softwareentwicklung </text:p>
      <text:p text:style-name="P2"/>
      <text:p text:style-name="P1">Aufbau der Hausaufgaben App:</text:p>
      <text:p text:style-name="P1"/>
      <text:p text:style-name="P2">Was sind die Kernelemente der Hausaufgaben App?</text:p>
      <text:p text:style-name="P2">Gibt es eine Struktur?</text:p>
      <text:p text:style-name="P2">Wie hängen die Komponenten der Hausaufgaben App zusammen?</text:p>
      <text:p text:style-name="P2"><text:soft-page-break/>Hilft ein UML Klassendiagramm beim Verständnis des Aufbaus der Hausaufgaben App?</text:p>
      <text:p text:style-name="P2">Kann der Aufbau der Hausaufgaben App verbessert werden?</text:p>
      <text:p text:style-name="P2">Welche Konventionen muss ein Programmierer, bei dem Aufbau, einer Android App beachten?</text:p>
      <text:p text:style-name="P1"/>
      <text:p text:style-name="P1">Implementation der Hausaufgaben App:</text:p>
      <text:p text:style-name="P1"/>
      <text:p text:style-name="P2">Wie programmiert man Android Apps?</text:p>
      <text:p text:style-name="P2">Was muss man dabei beachten?</text:p>
      <text:p text:style-name="P2">Wie kann die Erstellung unnötiger Klassen vermieden werden?</text:p>
      <text:p text:style-name="P2">Was ist eine Konfiguration?</text:p>
      <text:p text:style-name="P2">Was unterscheidet, im Fall der Hausaufgaben App, eine Konfiguration von einer Einstellung?</text:p>
      <text:p text:style-name="P2">Welche Klassen wurden erstellt und wie hängen diese Klassen zusammen?</text:p>
      <text:p text:style-name="P2">Wie sehen die einzelnen Klassen aus?</text:p>
      <text:p text:style-name="P1"/>
      <text:p text:style-name="P1">Testen der Hausaufgaben App:</text:p>
      <text:p text:style-name="P2"/>
      <text:p text:style-name="P2">Wie testet man eine Android App?</text:p>
      <text:p text:style-name="P2">Wurde der Softwareentwicklungsprozess „Test-driven Development“ verwendet?</text:p>
      <text:p text:style-name="P2">Wird das Testen der App getrennt von der Implementation?</text:p>
      <text:p text:style-name="P2">Was sind „Dummy-Daten“?</text:p>
      <text:p text:style-name="P2">Wozu werden diese Dummy-Daten benötigt?</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statham</meta:initial-creator>
    <meta:creation-date>2016-06-21T13:48:31.66</meta:creation-date>
    <dc:date>2016-07-21T18:41:35.51</dc:date>
    <dc:creator>jason statham</dc:creator>
    <meta:editing-duration>PT8H55M28S</meta:editing-duration>
    <meta:editing-cycles>5</meta:editing-cycles>
    <meta:generator>OpenOffice/4.1.2$Win32 OpenOffice.org_project/412m3$Build-9782</meta:generator>
    <meta:document-statistic meta:table-count="0" meta:image-count="0" meta:object-count="0" meta:page-count="3" meta:paragraph-count="65" meta:word-count="822" meta:character-count="6075"/>
  </office:meta>
</office:document-meta>
</file>